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_20__28_user_29_">
      <style:text-properties style:font-name="Roboto"/>
    </style:style>
    <style:style style:name="P2" style:family="paragraph" style:parent-style-name="Standard_20__28_user_29_">
      <style:text-properties style:font-name="Roboto" style:text-underline-style="solid" style:text-underline-width="auto" style:text-underline-color="font-color"/>
    </style:style>
    <style:style style:name="P3" style:family="paragraph" style:parent-style-name="Standard_20__28_user_29_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_20__28_user_29_"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5" style:family="paragraph" style:parent-style-name="Standard_20__28_user_29_">
      <style:text-properties style:font-name="Roboto" fo:font-style="italic" style:font-style-asian="italic" style:font-style-complex="italic"/>
    </style:style>
    <style:style style:name="P6" style:family="paragraph" style:parent-style-name="Standard_20__28_user_29_">
      <style:text-properties style:font-name="Roboto" style:text-underline-style="none" fo:font-weight="normal" officeooo:rsid="000c4c8d" officeooo:paragraph-rsid="000c4c8d" style:font-weight-asian="normal" style:font-weight-complex="normal"/>
    </style:style>
    <style:style style:name="P7" style:family="paragraph" style:parent-style-name="Standard_20__28_user_29_">
      <style:text-properties style:font-name="Roboto" style:text-underline-style="none" fo:font-weight="normal" officeooo:rsid="000c8fdd" officeooo:paragraph-rsid="000c4c8d" style:font-weight-asian="normal" style:font-weight-complex="normal"/>
    </style:style>
    <style:style style:name="P8" style:family="paragraph" style:parent-style-name="Standard_20__28_user_29_">
      <style:text-properties style:font-name="Roboto" style:text-underline-style="none" fo:font-weight="normal" officeooo:rsid="000c8fdd" officeooo:paragraph-rsid="000c8fdd" style:font-weight-asian="normal" style:font-weight-complex="normal"/>
    </style:style>
    <style:style style:name="P9" style:family="paragraph" style:parent-style-name="Standard_20__28_user_29_">
      <style:text-properties style:font-name="Roboto" style:text-underline-style="none" fo:font-weight="normal" officeooo:rsid="000f2422" officeooo:paragraph-rsid="000c4c8d" style:font-weight-asian="normal" style:font-weight-complex="normal"/>
    </style:style>
    <style:style style:name="P10" style:family="paragraph" style:parent-style-name="Standard_20__28_user_29_">
      <style:text-properties style:text-underline-style="none" fo:font-weight="normal" officeooo:rsid="000c4c8d" officeooo:paragraph-rsid="000c4c8d" style:font-weight-asian="normal" style:font-weight-complex="normal"/>
    </style:style>
    <style:style style:name="P11" style:family="paragraph" style:parent-style-name="Standard_20__28_user_29_">
      <style:text-properties style:text-underline-style="none" fo:font-weight="normal" officeooo:rsid="000c8fdd" officeooo:paragraph-rsid="000c8fdd" style:font-weight-asian="normal" style:font-weight-complex="normal"/>
    </style:style>
    <style:style style:name="P12" style:family="paragraph" style:parent-style-name="Standard_20__28_user_29_">
      <style:text-properties style:text-underline-style="none" fo:font-weight="normal" officeooo:rsid="000dd412" officeooo:paragraph-rsid="000dd412" style:font-weight-asian="normal" style:font-weight-complex="normal"/>
    </style:style>
    <style:style style:name="P13" style:family="paragraph" style:parent-style-name="Standard_20__28_user_29_">
      <style:paragraph-properties fo:break-before="page"/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_20__28_user_29_" style:master-page-name="Standard">
      <style:paragraph-properties style:page-number="auto"/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15" style:family="paragraph" style:parent-style-name="Standard_20__28_user_29_">
      <style:text-properties style:text-underline-style="none" fo:font-weight="normal" officeooo:rsid="000dd412" officeooo:paragraph-rsid="000dd412" style:font-weight-asian="normal" style:font-weight-complex="normal"/>
    </style:style>
    <style:style style:name="P16" style:family="paragraph" style:parent-style-name="Standard_20__28_user_29_"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17" style:family="paragraph" style:parent-style-name="Standard_20__28_user_29_">
      <style:paragraph-properties fo:break-before="page"/>
    </style:style>
    <style:style style:name="T1" style:family="text">
      <style:text-properties style:font-name="Roboto"/>
    </style:style>
    <style:style style:name="T2" style:family="text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Roboto" style:text-underline-style="solid" style:text-underline-width="auto" style:text-underline-color="font-color" fo:font-weight="bold" officeooo:rsid="000c4c8d" style:font-weight-asian="bold" style:font-weight-complex="bold"/>
    </style:style>
    <style:style style:name="T4" style:family="text">
      <style:text-properties style:font-name="Roboto" fo:font-weight="bold" style:font-weight-asian="bold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 officeooo:rsid="000c8fdd"/>
    </style:style>
    <style:style style:name="T7" style:family="text">
      <style:text-properties style:font-name="Roboto" officeooo:rsid="000dd412"/>
    </style:style>
    <style:style style:name="T8" style:family="text">
      <style:text-properties style:font-name="Roboto" fo:font-weight="normal" style:font-weight-asian="normal" style:font-weight-complex="normal"/>
    </style:style>
    <style:style style:name="T9" style:family="text">
      <style:text-properties style:font-name="Roboto" officeooo:rsid="000f2422"/>
    </style:style>
    <style:style style:name="T10" style:family="text">
      <style:text-properties style:font-name="Roboto" officeooo:rsid="0010459f"/>
    </style:style>
    <style:style style:name="T11" style:family="text">
      <style:text-properties style:font-name="Roboto" officeooo:rsid="00125c45"/>
    </style:style>
    <style:style style:name="T12" style:family="text">
      <style:text-properties style:font-name="Roboto" style:text-underline-style="none" fo:font-weight="normal" officeooo:rsid="0014efa3" style:font-weight-asian="normal" style:font-weight-complex="normal"/>
    </style:style>
    <style:style style:name="T13" style:family="text">
      <style:text-properties style:font-name="Roboto" style:text-underline-style="none" fo:font-weight="normal" officeooo:rsid="000dd412" style:font-weight-asian="normal" style:font-weight-complex="normal"/>
    </style:style>
    <style:style style:name="T14" style:family="text">
      <style:text-properties style:font-name="Roboto" officeooo:rsid="0014efa3"/>
    </style:style>
    <style:style style:name="T15" style:family="text">
      <style:text-properties style:font-name="Roboto" officeooo:rsid="001515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put File Format (.blue)</text:p>
      <text:p text:style-name="P4"/>
      <text:p text:style-name="P6">key := value <text:tab/><text:tab/><text:tab/><text:tab/>as per output format, passed through</text:p>
      <text:p text:style-name="P6"/>
      <text:p text:style-name="P6">// comments <text:tab/><text:tab/><text:tab/>as per output format.</text:p>
      <text:p text:style-name="P6"/>
      <text:p text:style-name="P6">#[fretting] <text:tab/><text:tab/><text:tab/><text:tab/>set fretting up to 5 strings. Any unspecified are fretted</text:p>
      <text:p text:style-name="P6"><text:tab/><text:tab/><text:tab/><text:tab/><text:tab/>as 0. # may exist on its own (and be #00000 effectively)</text:p>
      <text:p text:style-name="P10"><text:span text:style-name="T1"><text:tab/><text:tab/><text:tab/><text:tab/><text:tab/></text:span><text:span text:style-name="T7">Fretting defaults to 00000 and continues throughout.</text:span></text:p>
      <text:p text:style-name="P6"/>
      <text:p text:style-name="P6">[xxx]ffff <text:tab/><text:tab/><text:tab/><text:tab/>play a note on specified string(s), leaves # &lt;&gt; alone.</text:p>
      <text:p text:style-name="P6"><text:tab/><text:tab/><text:tab/><text:tab/><text:tab/>so x120 means not play 1, fret 1 string 2,fret 2 string 3</text:p>
      <text:p text:style-name="P6"><text:tab/><text:tab/><text:tab/><text:tab/><text:tab/>fret 0 string 4,not play 5. </text:p>
      <text:p text:style-name="P6"/>
      <text:p text:style-name="P10"><text:span text:style-name="T6">/// </text:span><text:span text:style-name="T15">or +++ or ---</text:span><text:span text:style-name="T6"><text:tab/><text:tab/><text:tab/>Modifies the last note(s) defined by sliding up or pull on</text:span></text:p>
      <text:p text:style-name="P10"><text:span text:style-name="T6"><text:tab/><text:tab/><text:tab/><text:tab/><text:tab/>or pull off. This note </text:span><text:span text:style-name="T11">becomes</text:span><text:span text:style-name="T6"> 2 half beats long.</text:span></text:p>
      <text:p text:style-name="P7"/>
      <text:p text:style-name="P6">&lt;ssssssss&gt;<text:tab/><text:tab/><text:tab/><text:tab/>Strings played on each note of the bar. Can be 1-5 or .</text:p>
      <text:p text:style-name="P6"><text:tab/><text:tab/><text:tab/><text:tab/><text:tab/>Must be beats x 2 strings.</text:p>
      <text:p text:style-name="P6"/>
      <text:p text:style-name="P10"><text:span text:style-name="T1">. <text:tab/><text:tab/><text:tab/><text:tab/><text:tab/></text:span><text:span text:style-name="T6">Half beat rest</text:span></text:p>
      <text:p text:style-name="P6"/>
      <text:p text:style-name="P10"><text:span text:style-name="T1">* <text:tab/><text:tab/><text:tab/><text:tab/><text:tab/>Play the note from &lt;ssssssss&gt; #fffff, </text:span><text:span text:style-name="T6">half beat. </text:span><text:span text:style-name="T9">Converted</text:span></text:p>
      <text:p text:style-name="P9"><text:tab/><text:tab/><text:tab/><text:tab/><text:tab/>to actual note.</text:p>
      <text:p text:style-name="P6"/>
      <text:p text:style-name="P8">(chord)<text:tab/><text:tab/><text:tab/><text:tab/>Chord here. Fretting is read from key chord_(chord)</text:p>
      <text:p text:style-name="P8"><text:tab/><text:tab/><text:tab/><text:tab/><text:tab/>can override what is being played, so you can have</text:p>
      <text:p text:style-name="P8"><text:tab/><text:tab/><text:tab/><text:tab/><text:tab/>(a#m) xx2 and it will play either string 3 fret 2 only or </text:p>
      <text:p text:style-name="P11"><text:span text:style-name="T1"><text:tab/><text:tab/><text:tab/><text:tab/><text:tab/>whatever a# minor is defined as. </text:span><text:span text:style-name="T10">Any note can have a chord.</text:span></text:p>
      <text:p text:style-name="P6"/>
      <text:p text:style-name="P4">Fretting</text:p>
      <text:p text:style-name="P4"/>
      <text:p text:style-name="P10"><text:span text:style-name="T1">0123456789</text:span><text:span text:style-name="T7">tlwhufsve</text:span></text:p>
      <text:p text:style-name="P12"><text:span text:style-name="T5"/></text:p>
      <text:p text:style-name="P12"><text:span text:style-name="T5">T</text:span><text:span text:style-name="T1">en<text:tab/><text:tab/>e</text:span><text:span text:style-name="T5">L</text:span><text:span text:style-name="T1">even<text:tab/><text:tab/>t</text:span><text:span text:style-name="T5">W</text:span><text:span text:style-name="T1">elve<text:tab/><text:tab/>t</text:span><text:span text:style-name="T5">H</text:span><text:span text:style-name="T1">irteen<text:tab/><text:tab/>fo</text:span><text:span text:style-name="T5">U</text:span><text:span text:style-name="T1">rteen</text:span></text:p>
      <text:p text:style-name="P12"><text:span text:style-name="T1">fi</text:span><text:span text:style-name="T5">F</text:span><text:span text:style-name="T1">teen<text:tab/></text:span><text:span text:style-name="T5">S</text:span><text:span text:style-name="T1">ixteen<text:tab/><text:tab/>se</text:span><text:span text:style-name="T5">V</text:span><text:span text:style-name="T1">enteen<text:tab/><text:tab/></text:span><text:span text:style-name="T5">E</text:span><text:span text:style-name="T1">ighteen</text:span></text:p>
      <text:p text:style-name="P12"><text:span text:style-name="T1"/></text:p>
      <text:p text:style-name="P17"><text:span text:style-name="T3">Output</text:span><text:span text:style-name="T2">File Format (.plux)</text:span></text:p>
      <text:p text:style-name="P3"/>
      <text:p text:style-name="P1">A music line (1 bar per line) begins with a ‘|’. Empty bar lines are ignored. There are 8 notes in a bar irrespective of the beats.</text:p>
      <text:p text:style-name="P1"/>
      <text:p text:style-name="P1">Bar line data is :</text:p>
      <text:p text:style-name="P1"/>
      <text:p text:style-name="P1">1-5 <text:tab/><text:tab/>select string</text:p>
      <text:p text:style-name="P1">a-z <text:tab/><text:tab/>set fretting and pluck that string this note</text:p>
      <text:p text:style-name="P1">+ <text:s text:c="2"/><text:tab/><text:tab/>add hammer on 1 (multiple)</text:p>
      <text:p text:style-name="P1">- <text:s text:c="2"/><text:tab/><text:tab/>sub pull off 1 (multiple)</text:p>
      <text:p text:style-name="P1">/ <text:s text:c="2"/><text:tab/><text:tab/>slide 1 (multiple)</text:p>
      <text:p text:style-name="P1">. <text:tab/><text:tab/>go to next note.</text:p>
      <text:p text:style-name="P1">(Chord)<text:tab/>set display chord</text:p>
      <text:p text:style-name="P1"/>
      <text:p text:style-name="Standard_20__28_user_29_"><text:span text:style-name="T1">The + - / modifiers mean the fretting specifies the </text:span><text:span text:style-name="T14">start </text:span><text:span text:style-name="T1">position</text:span><text:span text:style-name="T4">. </text:span><text:span text:style-name="T12">So 2/4 would be 2//.</text:span></text:p>
      <text:p text:style-name="P1"><text:bookmark text:name="_GoBack"/></text:p>
      <text:p text:style-name="P1">An information list begins with a ‘.’ and has the format .&lt;name&gt; := &lt;value&gt; (no spaces)</text:p>
      <text:p text:style-name="P1"/>
      <text:p text:style-name="P1">Supported information items are : (default values in brackets)</text:p>
      <text:p text:style-name="P1"/>
      <text:p text:style-name="P1">beats <text:tab/><text:tab/>default beats per bar (4)</text:p>
      <text:p text:style-name="P1">tempo <text:tab/>default beats per minute play speed (80)</text:p>
      <text:p text:style-name="P1">step <text:tab/><text:tab/>amount tempo increases every play when on speed-up (4)</text:p>
      <text:p text:style-name="P1">tuning <text:tab/>current tuning. Supports gcgcd and (gdgbd)</text:p>
      <text:p text:style-name="P1"/>
      <text:p text:style-name="P1">others are ignored.</text:p>
      <text:p text:style-name="P1"/>
      <text:p text:style-name="P1">Lines beginning with // are comments and ignored.</text:p>
      <text:p text:style-name="P1"/>
      <text:p text:style-name="P3"/>
      <text:p text:style-name="P13">Different Display Usage</text:p>
      <text:p text:style-name="P3"/>
      <text:p text:style-name="P1">Minimising the interface for different displays.</text:p>
      <text:p text:style-name="P1"/>
      <text:p text:style-name="P5">float Interface(command as integer,bar ref as bar,dispInfo ref as dispInfo,params as IFParams)</text:p>
      <text:p text:style-name="P5"/>
      <text:p text:style-name="P2">Initialise</text:p>
      <text:p text:style-name="P1">Load Resources for the display.</text:p>
      <text:p text:style-name="P1"/>
      <text:p text:style-name="P2">Create</text:p>
      <text:p text:style-name="P1">(param 1 : bars in tune)</text:p>
      <text:p text:style-name="P1"/>
      <text:p text:style-name="P1">Draw background, set up for specific tune (if full page tab display sizes for example)</text:p>
      <text:p text:style-name="P1">Create empty display information records for each bar which are all non-displayed</text:p>
      <text:p text:style-name="P1"/>
      <text:p text:style-name="P2">Destroy</text:p>
      <text:p text:style-name="P1"/>
      <text:p text:style-name="P1">Remove background</text:p>
      <text:p text:style-name="P1">(Hide all display resources is done by the caller)</text:p>
      <text:p text:style-name="P1"/>
      <text:p text:style-name="P2">Visible</text:p>
      <text:p text:style-name="P1">(bar,param 1 : position in music in bars float)</text:p>
      <text:p text:style-name="P1"/>
      <text:p text:style-name="P1">Returns non-zero if the given bar is partially displayed at that music position.</text:p>
      <text:p text:style-name="P1"/>
      <text:p text:style-name="P2">Show</text:p>
      <text:p text:style-name="P1">(bar,param 1 : position in music in bars float)</text:p>
      <text:p text:style-name="P1"/>
      <text:p text:style-name="P1">Move the bar at a given position, creating if necessary, modifying if necessary.</text:p>
      <text:p text:style-name="P1"/>
      <text:p text:style-name="P2">Hide</text:p>
      <text:p text:style-name="P1">if drawn , Free up all the bars display resources.</text:p>
      <text:p text:style-name="P1"/>
      <text:p text:style-name="P2">ID allocation (10000 onwards)</text:p>
      <text:p text:style-name="P1"/>
      <text:p text:style-name="P1">+0...+19<text:tab/>Note#1<text:tab/><text:tab/><text:tab/>0..4 note specific 5x3 for each displayed note.</text:p>
      <text:p text:style-name="P1">+20..+39<text:tab/>Note#2</text:p>
      <text:p text:style-name="P1">+40..+59<text:tab/>Note#3</text:p>
      <text:p text:style-name="P1">+140..+159<text:tab/>Note#8</text:p>
      <text:p text:style-name="P1">+160..+199<text:tab/>Reserved <text:tab/><text:tab/><text:tab/>Allocated for general use.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5</meta:editing-cycles>
    <meta:creation-date>2019-03-18T13:08:00</meta:creation-date>
    <dc:date>2019-04-17T10:25:53.840849173</dc:date>
    <meta:editing-duration>PT27M42S</meta:editing-duration>
    <meta:generator>LibreOffice/6.2.2.2$Linux_X86_64 LibreOffice_project/20$Build-2</meta:generator>
    <meta:document-statistic meta:table-count="0" meta:image-count="0" meta:object-count="0" meta:page-count="3" meta:paragraph-count="69" meta:word-count="509" meta:character-count="3009" meta:non-whitespace-character-count="24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